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798cm" style:rel-column-width="2720*"/>
    </style:style>
    <style:style style:name="Таблица1.B" style:family="table-column">
      <style:table-column-properties style:column-width="12.203cm" style:rel-column-width="6918*"/>
    </style:style>
    <style:style style:name="Таблица1.1" style:family="table-row">
      <style:table-row-properties style:min-row-height="3.404cm"/>
    </style:style>
    <style:style style:name="Таблица1.A1" style:family="table-cell">
      <style:table-cell-properties fo:padding="0.097cm" fo:border="none"/>
    </style:style>
    <style:style style:name="P1" style:family="paragraph" style:parent-style-name="Text_20_body">
      <style:text-properties fo:language="en" fo:country="US" officeooo:rsid="001b205c" officeooo:paragraph-rsid="001b205c"/>
    </style:style>
    <style:style style:name="P2" style:family="paragraph" style:parent-style-name="Text_20_body">
      <style:text-properties fo:language="en" fo:country="US" officeooo:rsid="001f86b7" officeooo:paragraph-rsid="00320fc2"/>
    </style:style>
    <style:style style:name="P3" style:family="paragraph" style:parent-style-name="Text_20_body">
      <style:text-properties fo:language="en" fo:country="US" officeooo:rsid="001f9e94" officeooo:paragraph-rsid="00320fc2"/>
    </style:style>
    <style:style style:name="P4" style:family="paragraph" style:parent-style-name="Text_20_body">
      <style:text-properties style:font-name="Times New Roman" fo:language="ru" fo:country="RU" officeooo:rsid="0022426f" officeooo:paragraph-rsid="0022426f"/>
    </style:style>
    <style:style style:name="P5" style:family="paragraph" style:parent-style-name="Text_20_body">
      <style:text-properties style:font-name="Times New Roman" fo:language="ru" fo:country="RU" officeooo:rsid="001fd8bd" officeooo:paragraph-rsid="001fd8bd"/>
    </style:style>
    <style:style style:name="P6" style:family="paragraph" style:parent-style-name="Text_20_body">
      <style:text-properties style:font-name="Times New Roman" fo:language="ru" fo:country="RU" officeooo:rsid="00674d06" officeooo:paragraph-rsid="00674d06"/>
    </style:style>
    <style:style style:name="P7" style:family="paragraph" style:parent-style-name="Text_20_body">
      <style:text-properties style:font-name="Times New Roman" fo:language="ru" fo:country="RU" officeooo:rsid="00764b96" officeooo:paragraph-rsid="00764b96"/>
    </style:style>
    <style:style style:name="P8" style:family="paragraph" style:parent-style-name="Text_20_body">
      <style:text-properties style:font-name="Times New Roman" fo:language="en" fo:country="US" officeooo:rsid="001f9e94" officeooo:paragraph-rsid="001f9e94"/>
    </style:style>
    <style:style style:name="P9" style:family="paragraph" style:parent-style-name="Text_20_body">
      <style:text-properties style:font-name="Times New Roman" fo:language="en" fo:country="US" officeooo:rsid="003dc8dc" officeooo:paragraph-rsid="0040dfed"/>
    </style:style>
    <style:style style:name="P10" style:family="paragraph" style:parent-style-name="Heading_20_1">
      <style:text-properties fo:language="en" fo:country="US" officeooo:rsid="00167ade" officeooo:paragraph-rsid="00167ade"/>
    </style:style>
    <style:style style:name="P11" style:family="paragraph" style:parent-style-name="Heading_20_1">
      <style:text-properties fo:language="ru" fo:country="RU" officeooo:rsid="007bb78e" officeooo:paragraph-rsid="007bb78e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28pt" style:font-name-asian="Andale Sans UI" style:font-size-asian="28pt" style:font-name-complex="Tahoma" style:font-size-complex="28pt"/>
    </style:style>
    <style:style style:name="P13" style:family="paragraph" style:parent-style-name="Text_20_body" style:list-style-name="L1">
      <style:text-properties officeooo:paragraph-rsid="00772b95"/>
    </style:style>
    <style:style style:name="P14" style:family="paragraph" style:parent-style-name="Text_20_body" style:list-style-name="L1">
      <style:text-properties style:font-name="Times New Roman" fo:language="ru" fo:country="RU" officeooo:rsid="00772b95" officeooo:paragraph-rsid="00772b95" style:language-asian="zxx" style:country-asian="none" style:language-complex="zxx" style:country-complex="none"/>
    </style:style>
    <style:style style:name="P15" style:family="paragraph" style:parent-style-name="Text_20_body" style:list-style-name="L2">
      <style:text-properties style:font-name="Times New Roman" fo:language="en" fo:country="US" officeooo:rsid="005163ea" officeooo:paragraph-rsid="005163ea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language="en" fo:country="US" fo:font-style="italic" officeooo:rsid="0017c9c9" officeooo:paragraph-rsid="0017c9c9" style:font-style-asian="italic" style:font-style-complex="italic"/>
    </style:style>
    <style:style style:name="P17" style:family="paragraph" style:parent-style-name="Text_20_body" style:list-style-name="L2">
      <style:text-properties officeooo:paragraph-rsid="00423f10"/>
    </style:style>
    <style:style style:name="P18" style:family="paragraph" style:parent-style-name="Text_20_body">
      <style:text-properties fo:language="en" fo:country="US" officeooo:rsid="00167ade" officeooo:paragraph-rsid="002e08fa"/>
    </style:style>
    <style:style style:name="P19" style:family="paragraph" style:parent-style-name="Text_20_body">
      <style:text-properties officeooo:paragraph-rsid="0048ef4f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Times New Roman" fo:language="en" fo:country="US" fo:font-style="italic" officeooo:rsid="0017c9c9" officeooo:paragraph-rsid="007a9723" style:font-style-asian="italic" style:font-style-complex="italic"/>
    </style:style>
    <style:style style:name="P21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Times New Roman" fo:language="en" fo:country="US" officeooo:rsid="0017c9c9" officeooo:paragraph-rsid="007a9723"/>
    </style:style>
    <style:style style:name="P22" style:family="paragraph" style:parent-style-name="Title">
      <style:text-properties fo:language="en" fo:country="US" officeooo:rsid="00167ade" officeooo:paragraph-rsid="002e08fa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bd40d"/>
    </style:style>
    <style:style style:name="T3" style:family="text">
      <style:text-properties fo:language="ru" fo:country="RU" officeooo:rsid="001fd8bd"/>
    </style:style>
    <style:style style:name="T4" style:family="text">
      <style:text-properties fo:language="ru" fo:country="RU" officeooo:rsid="0023fba3"/>
    </style:style>
    <style:style style:name="T5" style:family="text">
      <style:text-properties fo:language="ru" fo:country="RU" officeooo:rsid="00254dc0"/>
    </style:style>
    <style:style style:name="T6" style:family="text">
      <style:text-properties fo:language="ru" fo:country="RU" officeooo:rsid="00385283"/>
    </style:style>
    <style:style style:name="T7" style:family="text">
      <style:text-properties fo:language="ru" fo:country="RU" officeooo:rsid="0051baa6"/>
    </style:style>
    <style:style style:name="T8" style:family="text">
      <style:text-properties fo:language="ru" fo:country="RU" officeooo:rsid="0053828c"/>
    </style:style>
    <style:style style:name="T9" style:family="text">
      <style:text-properties fo:language="ru" fo:country="RU" officeooo:rsid="0053973d"/>
    </style:style>
    <style:style style:name="T10" style:family="text">
      <style:text-properties fo:language="ru" fo:country="RU" officeooo:rsid="00541e83"/>
    </style:style>
    <style:style style:name="T11" style:family="text">
      <style:text-properties fo:language="ru" fo:country="RU" officeooo:rsid="0069c8d9"/>
    </style:style>
    <style:style style:name="T12" style:family="text">
      <style:text-properties fo:language="ru" fo:country="RU" officeooo:rsid="006db4cc"/>
    </style:style>
    <style:style style:name="T13" style:family="text">
      <style:text-properties fo:language="ru" fo:country="RU" officeooo:rsid="006f852f"/>
    </style:style>
    <style:style style:name="T14" style:family="text">
      <style:text-properties fo:language="ru" fo:country="RU" officeooo:rsid="0079cd3c"/>
    </style:style>
    <style:style style:name="T15" style:family="text">
      <style:text-properties fo:language="ru" fo:country="RU" officeooo:rsid="007a9723"/>
    </style:style>
    <style:style style:name="T16" style:family="text">
      <style:text-properties fo:language="ru" fo:country="RU" officeooo:rsid="007bb78e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205a19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language="en" fo:country="US" fo:font-weight="bold" officeooo:rsid="0035baf3" style:font-weight-asian="bold" style:font-weight-complex="bold"/>
    </style:style>
    <style:style style:name="T21" style:family="text">
      <style:text-properties fo:language="en" fo:country="US" fo:font-weight="bold" officeooo:rsid="00683987" style:font-weight-asian="bold" style:font-weight-complex="bold"/>
    </style:style>
    <style:style style:name="T22" style:family="text">
      <style:text-properties fo:language="en" fo:country="US" officeooo:rsid="0027b93a"/>
    </style:style>
    <style:style style:name="T23" style:family="text">
      <style:text-properties fo:language="en" fo:country="US" officeooo:rsid="00394853"/>
    </style:style>
    <style:style style:name="T24" style:family="text">
      <style:text-properties fo:language="en" fo:country="US" officeooo:rsid="003bb63c"/>
    </style:style>
    <style:style style:name="T25" style:family="text">
      <style:text-properties fo:language="en" fo:country="US" officeooo:rsid="003bf04a"/>
    </style:style>
    <style:style style:name="T26" style:family="text">
      <style:text-properties fo:language="en" fo:country="US" officeooo:rsid="003d2f47"/>
    </style:style>
    <style:style style:name="T27" style:family="text">
      <style:text-properties fo:language="en" fo:country="US" officeooo:rsid="005ae7a4"/>
    </style:style>
    <style:style style:name="T28" style:family="text">
      <style:text-properties fo:language="en" fo:country="US" officeooo:rsid="00683987"/>
    </style:style>
    <style:style style:name="T29" style:family="text">
      <style:text-properties officeooo:rsid="002191ec"/>
    </style:style>
    <style:style style:name="T30" style:family="text">
      <style:text-properties officeooo:rsid="00256f3b"/>
    </style:style>
    <style:style style:name="T31" style:family="text">
      <style:text-properties officeooo:rsid="0027b93a"/>
    </style:style>
    <style:style style:name="T32" style:family="text">
      <style:text-properties officeooo:rsid="002a0375"/>
    </style:style>
    <style:style style:name="T33" style:family="text">
      <style:text-properties style:font-name="Times New Roman" fo:language="en" fo:country="US" officeooo:rsid="00423f10"/>
    </style:style>
    <style:style style:name="T34" style:family="text">
      <style:text-properties style:font-name="Times New Roman" fo:language="en" fo:country="US" officeooo:rsid="0043503b"/>
    </style:style>
    <style:style style:name="T35" style:family="text">
      <style:text-properties style:font-name="Times New Roman" fo:language="en" fo:country="US" officeooo:rsid="0047c5dc"/>
    </style:style>
    <style:style style:name="T36" style:family="text">
      <style:text-properties style:font-name="Times New Roman" fo:language="en" fo:country="US" officeooo:rsid="004a9f87"/>
    </style:style>
    <style:style style:name="T37" style:family="text">
      <style:text-properties style:font-name="Times New Roman" fo:language="en" fo:country="US" officeooo:rsid="004ccb7c"/>
    </style:style>
    <style:style style:name="T38" style:family="text">
      <style:text-properties style:font-name="Times New Roman" fo:language="en" fo:country="US" officeooo:rsid="004db7ba"/>
    </style:style>
    <style:style style:name="T39" style:family="text">
      <style:text-properties style:font-name="Times New Roman" fo:language="en" fo:country="US" officeooo:rsid="004f2bca"/>
    </style:style>
    <style:style style:name="T40" style:family="text">
      <style:text-properties style:font-name="Times New Roman" fo:language="en" fo:country="US" fo:font-weight="bold" officeooo:rsid="004f2bca" style:language-asian="zxx" style:country-asian="none" style:font-weight-asian="bold" style:language-complex="zxx" style:country-complex="none" style:font-weight-complex="bold"/>
    </style:style>
    <style:style style:name="T41" style:family="text">
      <style:text-properties style:font-name="Times New Roman" fo:language="en" fo:country="US" officeooo:rsid="0039dd98"/>
    </style:style>
    <style:style style:name="T42" style:family="text">
      <style:text-properties style:font-name="Times New Roman" fo:language="en" fo:country="US" officeooo:rsid="007e69f1"/>
    </style:style>
    <style:style style:name="T43" style:family="text">
      <style:text-properties style:font-name="Times New Roman" fo:language="en" fo:country="US" officeooo:rsid="003bb63c"/>
    </style:style>
    <style:style style:name="T44" style:family="text">
      <style:text-properties style:font-name="Times New Roman" fo:language="en" fo:country="US" officeooo:rsid="003bf04a"/>
    </style:style>
    <style:style style:name="T45" style:family="text">
      <style:text-properties style:font-name="Times New Roman" fo:language="en" fo:country="US" officeooo:rsid="003d2f47"/>
    </style:style>
    <style:style style:name="T46" style:family="text">
      <style:text-properties style:font-name="Times New Roman" fo:language="en" fo:country="US" officeooo:rsid="003bb63c" style:language-asian="zxx" style:country-asian="none" style:language-complex="zxx" style:country-complex="none"/>
    </style:style>
    <style:style style:name="T47" style:family="text">
      <style:text-properties style:font-name="Times New Roman" fo:language="en" fo:country="US" officeooo:rsid="007e69f1" style:language-asian="zxx" style:country-asian="none" style:language-complex="zxx" style:country-complex="none"/>
    </style:style>
    <style:style style:name="T48" style:family="text">
      <style:text-properties style:font-name="Times New Roman" fo:language="ru" fo:country="RU" officeooo:rsid="00423f10"/>
    </style:style>
    <style:style style:name="T49" style:family="text">
      <style:text-properties style:font-name="Times New Roman" fo:language="ru" fo:country="RU" officeooo:rsid="0043503b"/>
    </style:style>
    <style:style style:name="T50" style:family="text">
      <style:text-properties style:font-name="Times New Roman" fo:language="ru" fo:country="RU" officeooo:rsid="00451d4d"/>
    </style:style>
    <style:style style:name="T51" style:family="text">
      <style:text-properties style:font-name="Times New Roman" fo:language="ru" fo:country="RU" officeooo:rsid="00469b92"/>
    </style:style>
    <style:style style:name="T52" style:family="text">
      <style:text-properties style:font-name="Times New Roman" fo:language="ru" fo:country="RU" officeooo:rsid="0047c5dc"/>
    </style:style>
    <style:style style:name="T53" style:family="text">
      <style:text-properties style:font-name="Times New Roman" fo:language="ru" fo:country="RU" officeooo:rsid="004ccb7c"/>
    </style:style>
    <style:style style:name="T54" style:family="text">
      <style:text-properties style:font-name="Times New Roman" fo:language="ru" fo:country="RU" officeooo:rsid="004a9f87" style:language-asian="zxx" style:country-asian="none" style:language-complex="zxx" style:country-complex="none"/>
    </style:style>
    <style:style style:name="T55" style:family="text">
      <style:text-properties style:font-name="Times New Roman" fo:language="ru" fo:country="RU" officeooo:rsid="00686e0f" style:language-asian="zxx" style:country-asian="none" style:language-complex="zxx" style:country-complex="none"/>
    </style:style>
    <style:style style:name="T56" style:family="text">
      <style:text-properties style:font-name="Times New Roman" fo:language="ru" fo:country="RU" officeooo:rsid="00772b95" style:language-asian="zxx" style:country-asian="none" style:language-complex="zxx" style:country-complex="none"/>
    </style:style>
    <style:style style:name="T57" style:family="text">
      <style:text-properties style:font-name="Times New Roman" fo:language="ru" fo:country="RU" officeooo:rsid="00764b96" style:language-asian="zxx" style:country-asian="none" style:language-complex="zxx" style:country-complex="none"/>
    </style:style>
    <style:style style:name="T58" style:family="text">
      <style:text-properties style:font-name="Times New Roman" fo:language="ru" fo:country="RU" officeooo:rsid="004f2bca"/>
    </style:style>
    <style:style style:name="T59" style:family="text">
      <style:text-properties style:font-name="Times New Roman" fo:language="ru" fo:country="RU" officeooo:rsid="0050f625"/>
    </style:style>
    <style:style style:name="T60" style:family="text">
      <style:text-properties style:font-name="Times New Roman" fo:language="ru" fo:country="RU" officeooo:rsid="0039dd98"/>
    </style:style>
    <style:style style:name="T61" style:family="text">
      <style:text-properties style:font-name="Times New Roman" fo:language="ru" fo:country="RU" officeooo:rsid="003bb63c"/>
    </style:style>
    <style:style style:name="T62" style:family="text">
      <style:text-properties style:font-name="Times New Roman" fo:language="ru" fo:country="RU" officeooo:rsid="003bf04a"/>
    </style:style>
    <style:style style:name="T63" style:family="text">
      <style:text-properties style:font-name="Times New Roman" fo:language="ru" fo:country="RU" officeooo:rsid="003d2f47"/>
    </style:style>
    <style:style style:name="T64" style:family="text">
      <style:text-properties officeooo:rsid="00394853"/>
    </style:style>
    <style:style style:name="T65" style:family="text">
      <style:text-properties officeooo:rsid="003bb63c"/>
    </style:style>
    <style:style style:name="T66" style:family="text">
      <style:text-properties officeooo:rsid="003bf04a"/>
    </style:style>
    <style:style style:name="T67" style:family="text">
      <style:text-properties officeooo:rsid="003d2f47"/>
    </style:style>
    <style:style style:name="T68" style:family="text">
      <style:text-properties officeooo:rsid="0040dfed"/>
    </style:style>
    <style:style style:name="T69" style:family="text">
      <style:text-properties officeooo:rsid="0051baa6"/>
    </style:style>
    <style:style style:name="T70" style:family="text">
      <style:text-properties officeooo:rsid="0060300d"/>
    </style:style>
    <style:style style:name="T71" style:family="text">
      <style:text-properties officeooo:rsid="00683987"/>
    </style:style>
    <style:style style:name="T72" style:family="text">
      <style:text-properties officeooo:rsid="0069c8d9"/>
    </style:style>
    <style:style style:name="T73" style:family="text">
      <style:text-properties officeooo:rsid="006b8575"/>
    </style:style>
    <style:style style:name="T74" style:family="text">
      <style:text-properties officeooo:rsid="006c9168"/>
    </style:style>
    <style:style style:name="T75" style:family="text">
      <style:text-properties officeooo:rsid="006e1b4a"/>
    </style:style>
    <style:style style:name="T76" style:family="text">
      <style:text-properties officeooo:rsid="006fc21f"/>
    </style:style>
    <style:style style:name="T77" style:family="text">
      <style:text-properties officeooo:rsid="0077b442"/>
    </style:style>
    <style:style style:name="T78" style:family="text">
      <style:text-properties officeooo:rsid="0077f3f8"/>
    </style:style>
    <style:style style:name="T79" style:family="text">
      <style:text-properties officeooo:rsid="00794be9"/>
    </style:style>
    <style:style style:name="T80" style:family="text">
      <style:text-properties officeooo:rsid="0079cd3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officeooo:rsid="007e69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TTI Bundling <text:span text:style-name="T14">в </text:span><text:span text:style-name="T80">4G</text:span></text:p>
      <text:p text:style-name="P1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20">Летит новый русский на самолете в Германию. </text:p>
            <text:p text:style-name="P20">Стюардесса объявляет: </text:p>
            <text:p text:style-name="P20">- Hаш самолет через несколько минут приземлится в городе Баден-Баден. </text:p>
            <text:p text:style-name="P20"><text:span text:style-name="T1">H</text:span><text:span text:style-name="T15">овый </text:span><text:span text:style-name="T1">Р</text:span><text:span text:style-name="T15">усский</text:span> (недовольный голос, распальцовка): </text:p>
            <text:p text:style-name="P21"><text:span text:style-name="T81">- Hу, в натуре, че два раза-то повторять? Hе лохи ж летят... </text:span></text:p>
          </table:table-cell>
        </table:table-row>
      </table:table>
      <text:h text:style-name="P10" text:outline-level="1"><text:span text:style-name="T16">00</text:span></text:h>
      <text:p text:style-name="P8">TTI Bundling – <text:span text:style-name="T1">это одна из фич, которая ориентирована на повышение качеств</text:span><text:span text:style-name="T3">а</text:span><text:span text:style-name="T1"> голосовых звонков в </text:span>LTE (VoIP over LTE – VoLTE), <text:span text:style-name="T1">увеличивая зону передачи устойчивого сигнала от мобильного терминала к базовой станции (</text:span>uplink coverage). <text:span text:style-name="T4">Применение этой технологии позволяет </text:span><text:span text:style-name="T3">улучш</text:span><text:span text:style-name="T4">ить</text:span><text:span text:style-name="T3"> качест</text:span><text:span text:style-name="T4">во</text:span><text:span text:style-name="T3"> передачи сигнада от мобильного устройства на границах сот и в зонах с значительными помехами и/или повышенны</text:span><text:span text:style-name="T5">м</text:span><text:span text:style-name="T3"> уровне</text:span><text:span text:style-name="T5">м</text:span><text:span text:style-name="T3"> затухания сигнала.</text:span></text:p>
      <text:p text:style-name="P5"><text:span text:style-name="T32">Упрощённо с</text:span>уть <text:span text:style-name="T30">технологии</text:span><text:span text:style-name="T17"> </text:span>состоит в передаче одного и того же блока данных несколько раз подряд (а именно — 4 раза) не ожидая подтверждения приёма для каждой попытки передачи блока данных. Подтверждение приёма — <text:span text:style-name="T18">HARQ ACK/NACK – </text:span>передаётся один раз на весь цикл повторений <text:span text:style-name="T22">(</text:span><text:span text:style-name="T31">т</text:span>акой цикл называется группой или бандлом — <text:span text:style-name="T27">bundle</text:span><text:span text:style-name="T22">).</text:span> <text:span text:style-name="T29">Теоретические исследования и результаты симуляции показывают возможный выигрыш порядка 4 дБ.</text:span></text:p>
      <text:p text:style-name="P4">Давайте теперь разберёмся подробнее, откуда возникает такой выигрыш и как всё это устроено.</text:p>
      <text:h text:style-name="P10" text:outline-level="1"><text:span text:style-name="T16">01</text:span></text:h>
      <text:p text:style-name="P4">Начнём <text:span text:style-name="T70">изучение </text:span>с устро<text:span text:style-name="T78">йства </text:span>«штатн<text:span text:style-name="T78">ого</text:span>» механизм<text:span text:style-name="T79">а</text:span> <text:span text:style-name="T17">HARQ (</text:span><text:span text:style-name="T19">H</text:span><text:span text:style-name="T17">ybrid </text:span><text:span text:style-name="T19">A</text:span><text:span text:style-name="T17">utomatic </text:span><text:span text:style-name="T19">R</text:span><text:span text:style-name="T17">epeat re</text:span><text:span text:style-name="T20">Q</text:span><text:span text:style-name="T17">uest) </text:span>в <text:span text:style-name="T17">LTE. </text:span><text:span text:style-name="T76">Механизм </text:span><text:span text:style-name="T23">HARQ, </text:span><text:span text:style-name="T64">по сути, это схема адаптации канала связи, в которой отчёты об успешности или неуспешности передачи на канальном уровне используют для принятия решения для повторной передаче. Повторная передача пакета данных — это здесь единственный способ решить проблему ошибок на принимающей стороне, и, главное, чтобы приёмник смог проинформировать передатчик об успешности или неуспешности передачи.</text:span></text:p>
      <text:p text:style-name="P7">Под словосочетанием «<text:span text:style-name="T77">приёмник </text:span>смог проинформировать <text:span text:style-name="T77">передатчик</text:span>» <text:span text:style-name="T77">мы понимаем следующую — достаточно сложную — цепочку событий:</text:span></text:p>
      <text:list xml:id="list2112891049" text:style-name="L1">
        <text:list-item>
          <text:p text:style-name="P13"><text:span text:style-name="T57">С</text:span><text:span text:style-name="T56">игнал передачи был обнаружен принимающей стороной</text:span></text:p>
        </text:list-item>
        <text:list-item>
          <text:p text:style-name="P14">Принимающая сторона смогла успешно декодировать пакет данных</text:p>
        </text:list-item>
        <text:list-item>
          <text:p text:style-name="P14">Принимающая сторона отправила квитанцию передающей стороне</text:p>
        </text:list-item>
        <text:list-item>
          <text:p text:style-name="P14">Передающая сторона обнаружила сигнал от принимающей стороны</text:p>
        </text:list-item>
        <text:list-item>
          <text:p text:style-name="P14">Передающая сторона смогла однозначно декодировать квитанцию</text:p>
        </text:list-item>
      </text:list>
      <text:p text:style-name="P9"><text:span text:style-name="T1">Науке известны </text:span>Hybrid ARQ <text:span text:style-name="T1">трёх типов: тип </text:span>I, <text:span text:style-name="T1">тип </text:span>II <text:span text:style-name="T1">и тип </text:span>III. <text:a xlink:type="simple" xlink:href="http://www.mathworks.com/help/lte/examples/dl-sch-harq-modeling.html?requestedDomain=www.mathworks.com" text:style-name="Internet_20_link" text:visited-style-name="Visited_20_Internet_20_Link"><text:span text:style-name="T68">http://www.mathworks.com/help/lte/examples/dl-sch-harq-modeling.html?requestedDomain=www.mathworks.com</text:span></text:a></text:p>
      <text:list xml:id="list1224683171" text:style-name="L2">
        <text:list-item>
          <text:p text:style-name="P17"><text:span text:style-name="T33">HARQ Type I. </text:span><text:span text:style-name="T48">Самый простой </text:span><text:span text:style-name="T49">вариант, использует проверку контрольной суммы (</text:span><text:span text:style-name="T34">CRC) </text:span><text:span text:style-name="T50">для определения, была ли передача успешной или нет. </text:span><text:span text:style-name="T51">В случае ошибки пакет </text:span><text:soft-page-break/><text:span text:style-name="T51">данных передаётся ещё раз. </text:span><text:span text:style-name="T52">Существует также усовершенствование этого типа </text:span><text:span text:style-name="T35">HARQ</text:span><text:span text:style-name="T52">, которое предполагает комбинирование принятых в предыдущей попытке данных (их сохраняют в специальном буфере) с только что принятыми </text:span><text:span text:style-name="T36">(HARQ Type I with Packet Combining </text:span><text:span text:style-name="T54">и</text:span><text:span text:style-name="T55">ли</text:span><text:span text:style-name="T36"> Chase Combining). </text:span><text:span text:style-name="T53">Этот подход увеличивает уровень принятого сигнала по отношению к шуму (</text:span><text:span text:style-name="T37">Eb/N0</text:span><text:span text:style-name="T53">) в кажной очередной перепосылке.</text:span></text:p>
        </text:list-item>
        <text:list-item>
          <text:p text:style-name="P17"><text:span text:style-name="T38">HARQ Type II. </text:span><text:span text:style-name="T58">Также называют </text:span><text:span text:style-name="T39">full </text:span><text:span text:style-name="T40">I</text:span><text:span text:style-name="T39">ncremental </text:span><text:span text:style-name="T40">R</text:span><text:span text:style-name="T39">edundancy (full IR). </text:span><text:span text:style-name="T59">Отличается от предыдущего способа тем, что каждая очередная перепосылка не идентична предыдущей, вместо этого передаётся изменённая последовательность бит, другим образом кодирующая исходный набор данных.</text:span></text:p>
        </text:list-item>
        <text:list-item>
          <text:p text:style-name="P15">HARQ Type III <text:span text:style-name="T7">или </text:span><text:span text:style-name="T69">partial IR (</text:span><text:span text:style-name="T8">частичн</text:span><text:span text:style-name="T11">ая </text:span><text:span text:style-name="T72">IR</text:span><text:span text:style-name="T8">)</text:span><text:span text:style-name="T9">. </text:span><text:span text:style-name="T10">В данном случае иску</text:span><text:span text:style-name="T12">с</text:span><text:span text:style-name="T10">ственно уменьшают скорость кода, добавляя к каждой перепосылке дополнительные избыточные биты.</text:span></text:p>
        </text:list-item>
      </text:list>
      <text:p text:style-name="P6">Механизмы реализации <text:span text:style-name="T17">HARQ </text:span><text:span text:style-name="T74">в </text:span><text:span text:style-name="T17">LTE </text:span>отличаются для <text:span text:style-name="T17">FDD (</text:span><text:span text:style-name="T19">F</text:span><text:span text:style-name="T17">requency </text:span><text:span text:style-name="T19">D</text:span><text:span text:style-name="T17">ivision </text:span><text:span text:style-name="T19">D</text:span><text:span text:style-name="T17">uplex) </text:span><text:span text:style-name="T71">и для </text:span><text:span text:style-name="T28">TDD (</text:span><text:span text:style-name="T21">T</text:span><text:span text:style-name="T28">ime </text:span><text:span text:style-name="T21">D</text:span><text:span text:style-name="T28">ivision </text:span><text:span text:style-name="T21">D</text:span><text:span text:style-name="T28">iplex).</text:span></text:p>
      <text:p text:style-name="P19"><text:span text:style-name="T60">В </text:span><text:span text:style-name="T41">TD-LTE HARQ-</text:span><text:span text:style-name="T60">процессы устроены немного по другому, чем в </text:span><text:span text:style-name="T41">FDD.</text:span><text:span text:style-name="T60"> </text:span><text:span text:style-name="T47">В</text:span><text:span text:style-name="T61"> </text:span><text:span text:style-name="T43">FDD </text:span><text:span text:style-name="T61">результат успешности </text:span><text:span text:style-name="T44">(</text:span><text:span text:style-name="T62">бит </text:span><text:span text:style-name="T44">ACK/NACK) </text:span><text:span text:style-name="T61">передачи в сабфрейме </text:span><text:span text:style-name="T43">N </text:span><text:span text:style-name="T61">сообщается в сабфрейме </text:span><text:span text:style-name="T43">N+4. </text:span><text:span text:style-name="T63">В </text:span><text:span text:style-name="T45">TD-LTE </text:span><text:span text:style-name="T63">фиксированная задержка в 4 сабфрейма невозможна, поскольку схемы назначения сабфреймов </text:span><text:span text:style-name="T45">UL </text:span><text:span text:style-name="T63">и </text:span><text:span text:style-name="T45">DL </text:span><text:span text:style-name="T63">во фрейме могут быть различными. </text:span><text:a xlink:type="simple" xlink:href="http://lteuniversity.com/get_trained/expert_opinion1/b/sekhar/archive/2012/07/06/harq-in-td-lte.aspx" text:style-name="Internet_20_link" text:visited-style-name="Visited_20_Internet_20_Link">http://lteuniversity.com/get_trained/expert_opinion1/b/sekhar/archive/2012/07/06/harq-in-td-lte.aspx</text:a></text:p>
      <text:h text:style-name="P11" text:outline-level="1">02</text:h>
      <text:p text:style-name="P1">[<text:span text:style-name="T1">Что такое </text:span>redundancy version <text:span text:style-name="T1">и как это применяется внутри </text:span>HARQ-<text:span text:style-name="T1">процесса</text:span>]</text:p>
      <text:h text:style-name="P11" text:outline-level="1">03</text:h>
      <text:p text:style-name="P1">[<text:span text:style-name="T1">Способы кодирования </text:span>(QPSK, QAM)]</text:p>
      <text:h text:style-name="P11" text:outline-level="1">04</text:h>
      <text:p text:style-name="P1">[MCS, <text:span text:style-name="T1">транспортные блоки и хитрая заплатка в табличке для размеров </text:span>TB <text:span text:style-name="T1">от выбранной </text:span>MCS]</text:p>
      <text:h text:style-name="P11" text:outline-level="1">05</text:h>
      <text:p text:style-name="P1">[<text:span text:style-name="T1">Итог: объяснение модификации </text:span>HARQ <text:span text:style-name="T1">для режима </text:span>TTI Bundling]</text:p>
      <text:h text:style-name="P11" text:outline-level="1">06</text:h>
      <text:h text:style-name="P11" text:outline-level="1">07</text:h>
      <text:p text:style-name="P1">[<text:span text:style-name="T1">Литература</text:span>]</text:p>
      <text:p text:style-name="P2"><text:a xlink:type="simple" xlink:href="http://www.telecomsource.net/showthread.php?7324-What-is-TTI-bundling-in-LTE" text:style-name="Internet_20_link" text:visited-style-name="Visited_20_Internet_20_Link">http://www.telecomsource.net/showthread.php?7324-What-is-TTI-bundling-in-LTE</text:a></text:p>
      <text:p text:style-name="P2"><text:a xlink:type="simple" xlink:href="http://lteuniversity.com/get_trained/expert_opinion1/b/sekhar/archive/2012/08/13/tti-bundling-in-fdd-and-td-lte.aspx" text:style-name="Internet_20_link" text:visited-style-name="Visited_20_Internet_20_Link">http://lteuniversity.com/get_trained/expert_opinion1/b/sekhar/archive/2012/08/13/tti-bundling-in-fdd-and-td-lte.aspx</text:a></text:p>
      <text:p text:style-name="P2"><text:a xlink:type="simple" xlink:href="http://howltestuffworks.blogspot.ru/2014/06/tti-bundling.html" text:style-name="Internet_20_link" text:visited-style-name="Visited_20_Internet_20_Link">http://howltestuffworks.blogspot.ru/2014/06/tti-bundling.html</text:a></text:p>
      <text:p text:style-name="P2"><text:soft-page-break/><text:a xlink:type="simple" xlink:href="http://blog.3g4g.co.uk/2011/02/volte-semi-persistent-scheduling-sps.html" text:style-name="Internet_20_link" text:visited-style-name="Visited_20_Internet_20_Link">http://blog.3g4g.co.uk/2011/02/volte-semi-persistent-scheduling-sps.html</text:a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2H14M29S</meta:editing-duration>
    <meta:editing-cycles>100</meta:editing-cycles>
    <meta:generator>LibreOffice/6.3.3.2$Windows_X86_64 LibreOffice_project/a64200df03143b798afd1ec74a12ab50359878ed</meta:generator>
    <dc:date>2020-02-06T12:30:09.471000000</dc:date>
    <meta:document-statistic meta:table-count="1" meta:image-count="0" meta:object-count="0" meta:page-count="3" meta:paragraph-count="39" meta:word-count="542" meta:character-count="4354" meta:non-whitespace-character-count="3845"/>
    <meta:user-defined meta:name="Info 1"/>
    <meta:user-defined meta:name="Info 2"/>
    <meta:user-defined meta:name="Info 3"/>
    <meta:user-defined meta:name="Info 4"/>
  </office:meta>
</office:document-meta>
</file>